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505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0.228cm"/>
    </style:style>
    <style:style style:name="Tableau1.6" style:family="table-row">
      <style:table-row-properties style:min-row-height="3.558cm"/>
    </style:style>
    <style:style style:name="Tableau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1" style:family="table-row">
      <style:table-row-properties style:min-row-height="0.446cm"/>
    </style:style>
    <style:style style:name="Tableau3.A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2.671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1" style:family="table-row">
      <style:table-row-properties style:min-row-height="0.446cm"/>
    </style:style>
    <style:style style:name="Tableau2.A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0.647cm"/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949cm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P2" style:family="paragraph" style:parent-style-name="Standard">
      <style:text-properties officeooo:paragraph-rsid="0097a174"/>
    </style:style>
    <style:style style:name="P3" style:family="paragraph" style:parent-style-name="Standard">
      <style:text-properties style:font-name="Calibri" fo:font-size="10pt" fo:font-weight="normal" officeooo:rsid="00785444" officeooo:paragraph-rsid="00789d8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512e9b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486b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rsid="00821a92" officeooo:paragraph-rsid="0097a17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officeooo:paragraph-rsid="0097a17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1pt" officeooo:rsid="00834eb7" officeooo:paragraph-rsid="0097a17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97a17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08cd4" style:font-size-asian="11pt" style:font-size-complex="11pt"/>
    </style:style>
    <style:style style:name="P13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alibri" fo:font-size="11pt" fo:font-weight="normal" officeooo:rsid="00785444" officeooo:paragraph-rsid="0099bb42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50f13c" officeooo:paragraph-rsid="007bad2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7f5600" officeooo:paragraph-rsid="0097a174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993b10" officeooo:paragraph-rsid="00993b10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font-name="Calibri" fo:font-size="10pt" fo:font-weight="bold" officeooo:rsid="00785444" officeooo:paragraph-rsid="0078544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libri" fo:font-size="10pt" fo:font-weight="bold" officeooo:rsid="00785444" officeooo:paragraph-rsid="00787d8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officeooo:rsid="00785444" officeooo:paragraph-rsid="00785444" style:font-size-asian="10pt" style:font-size-complex="10pt"/>
    </style:style>
    <style:style style:name="P22" style:family="paragraph" style:parent-style-name="Table_20_Contents">
      <style:text-properties style:font-name="Calibri" fo:font-size="10pt" officeooo:rsid="00785444" officeooo:paragraph-rsid="00787d8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6398c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08cd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19cc6" style:font-size-asian="10pt" style:font-size-complex="10pt"/>
    </style:style>
    <style:style style:name="P26" style:family="paragraph" style:parent-style-name="Table_20_Contents">
      <style:text-properties style:font-name="Calibri" fo:font-size="10pt" fo:font-weight="normal" officeooo:rsid="00785444" officeooo:paragraph-rsid="00787d89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787d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89d89" style:font-weight-asian="bold" style:font-weight-complex="bold"/>
    </style:style>
    <style:style style:name="T12" style:family="text">
      <style:text-properties fo:font-weight="bold" officeooo:rsid="00785444" style:font-weight-asian="bold" style:font-weight-complex="bold"/>
    </style:style>
    <style:style style:name="T13" style:family="text">
      <style:text-properties fo:font-weight="bold" officeooo:rsid="007bad2f" style:font-weight-asian="bold" style:font-weight-complex="bold"/>
    </style:style>
    <style:style style:name="T14" style:family="text">
      <style:text-properties fo:font-weight="bold" officeooo:rsid="0080ccc0" style:font-weight-asian="bold" style:font-weight-complex="bold"/>
    </style:style>
    <style:style style:name="T15" style:family="text">
      <style:text-properties officeooo:rsid="0079839e"/>
    </style:style>
    <style:style style:name="T16" style:family="text">
      <style:text-properties officeooo:rsid="007aa4b8"/>
    </style:style>
    <style:style style:name="T17" style:family="text">
      <style:text-properties officeooo:rsid="007bad2f"/>
    </style:style>
    <style:style style:name="T18" style:family="text">
      <style:text-properties officeooo:rsid="007d2424"/>
    </style:style>
    <style:style style:name="T19" style:family="text">
      <style:text-properties officeooo:rsid="007da128"/>
    </style:style>
    <style:style style:name="T20" style:family="text">
      <style:text-properties officeooo:rsid="00834eb7"/>
    </style:style>
    <style:style style:name="T21" style:family="text">
      <style:text-properties officeooo:rsid="0084a0b1"/>
    </style:style>
    <style:style style:name="T22" style:family="text">
      <style:text-properties officeooo:rsid="0085fbdc"/>
    </style:style>
    <style:style style:name="T23" style:family="text">
      <style:text-properties officeooo:rsid="008775d5"/>
    </style:style>
    <style:style style:name="T24" style:family="text">
      <style:text-properties officeooo:rsid="0087a7ad"/>
    </style:style>
    <style:style style:name="T25" style:family="text">
      <style:text-properties officeooo:rsid="0089878f"/>
    </style:style>
    <style:style style:name="T26" style:family="text">
      <style:text-properties officeooo:rsid="00908cd4"/>
    </style:style>
    <style:style style:name="T27" style:family="text">
      <style:text-properties officeooo:rsid="00919cc6"/>
    </style:style>
    <style:style style:name="T28" style:family="text">
      <style:text-properties officeooo:rsid="00939046"/>
    </style:style>
    <style:style style:name="T29" style:family="text">
      <style:text-properties officeooo:rsid="00948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356373740272">
          <table:table-cell table:style-name="Tableau1.A1" table:number-columns-spanned="2" office:value-type="string">
            <text:p text:style-name="P11">Exercice 0 :</text:p>
          </table:table-cell>
          <table:covered-table-cell/>
        </table:table-row>
        <table:table-row table:style-name="TableLine94356397752320">
          <table:table-cell table:style-name="Tableau1.A2" office:value-type="string">
            <text:p text:style-name="P12">1) Quels sont les noms des atomes <text:span text:style-name="T28">qui correspondent aux symboles</text:span> suivants ?</text:p>
            <text:p text:style-name="P6">- <text:span text:style-name="T29">H : <text:s text:c="5"/></text:span><text:span text:style-name="T26">…………………………...</text:span></text:p>
            <text:p text:style-name="P6">- <text:span text:style-name="T29">C : <text:s text:c="6"/></text:span><text:span text:style-name="T26">…………………………..</text:span></text:p>
            <text:p text:style-name="P6">- <text:span text:style-name="T29">O : <text:s text:c="5"/></text:span><text:span text:style-name="T26">……………………………</text:span></text:p>
            <text:p text:style-name="P6">- <text:span text:style-name="T29">N : <text:s text:c="5"/></text:span><text:span text:style-name="T26">……………………………</text:span></text:p>
            <text:p text:style-name="P6">- <text:span text:style-name="T29">Ca : <text:s text:c="3"/>.</text:span><text:span text:style-name="T26">……………………………</text:span></text:p>
            <text:p text:style-name="P6">- <text:span text:style-name="T29">Fe : <text:s text:c="3"/>..</text:span><text:span text:style-name="T26">………………………..…</text:span></text:p>
            <text:p text:style-name="P6">- <text:span text:style-name="T29">Mg : <text:s text:c="2"/>.</text:span><text:span text:style-name="T26">……………………………</text:span></text:p>
          </table:table-cell>
          <table:table-cell table:style-name="Tableau1.B2" office:value-type="string">
            <text:p text:style-name="P23">1<text:span text:style-name="T26">) De quoi sont composés les molécules suivantes ?</text:span></text:p>
            <text:p text:style-name="P24">- CO₂<text:span text:style-name="T27"> </text:span></text:p>
            <text:p text:style-name="P25">……………………………..……………………………..…………………………………..</text:p>
            <text:p text:style-name="P25">……………………………..……………………………..…………………………………..</text:p>
            <text:p text:style-name="P24">- H₂<text:span text:style-name="T27">O</text:span></text:p>
            <text:p text:style-name="P25">……………………………..……………………………..…………………………………..</text:p>
            <text:p text:style-name="P25">……………………………..……………………………..…………………………………..</text:p>
            <text:p text:style-name="P24">- <text:span text:style-name="T27">O₂ </text:span></text:p>
            <text:p text:style-name="P25">……………………………..……………………………..…………………………………..</text:p>
            <text:p text:style-name="P25">……………………………..……………………………..…………………………………..</text:p>
            <text:p text:style-name="P24">-N₂</text:p>
            <text:p text:style-name="P25">……………………………..……………………………..…………………………………..</text:p>
            <text:p text:style-name="P25">……………………………..……………………………..…………………………………..</text:p>
          </table:table-cell>
        </table:table-row>
        <table:table-row table:style-name="TableLine94356397753840">
          <table:table-cell table:style-name="Tableau1.A3" table:number-columns-spanned="2" office:value-type="string">
            <text:p text:style-name="P4">Exercice 1 : </text:p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19">1) Compléter le texte suivant avec : <text:s/>atomes, majuscule, boule, centaine, lettres, matière, minuscule, modèle, particules, symbole </text:p>
            <text:p text:style-name="P21">Toute la ........................…….. (inerte et vivante) qui nous entoure est constituée de ........................………... microscopiques : des ........................………... Il existe une ........................………... de types d’atomes différents. A chaque atome correspond un ........................………... (composé d’une ou deux ........................………...) ; certains d’entre eux sont représentés par une ........................………... colorée, leur ........................………... </text:p>
            <text:p text:style-name="P22"><text:span text:style-name="T8">Remarque :</text:span> </text:p>
            <text:p text:style-name="P22">Le symbole d’un atome est une lettre ................................... suivie éventuellement d’une lettre ............................... (ex : Fe pour l’atome de fer)</text:p>
            <text:p text:style-name="P21"><text:span text:style-name="T9">L</text:span>e symbole d’un ............................ n’est pas toujours la première ......................... de son nom (ex : N pour azote).</text:p>
          </table:table-cell>
          <table:covered-table-cell/>
        </table:table-row>
        <table:table-row table:style-name="Tableau1.5">
          <table:table-cell table:style-name="Tableau1.A3" table:number-columns-spanned="2" office:value-type="string">
            <text:p text:style-name="P5">Exercice 2 :</text:p>
          </table:table-cell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20">1) Compléter le texte suivant avec : <text:s/>atomes, constitue, formule, modèle <text:span text:style-name="T15">moléculaire</text:span>, molécule, nombre. </text:p>
            <text:p text:style-name="P26">Une ..................…….. est un assemblage d’…........................... A chaque molécule correspond une ........................….chimique qui nous renseigne sur le type et le ................... d’atomes qui la ........................... Une molécule est représentée par son …............................. </text:p>
            <text:p text:style-name="P3"><text:span text:style-name="T11">2</text:span><text:span text:style-name="T10">) Compléter le texte suivant avec :alphabétique, consonnes, un, voyelles.</text:span></text:p>
            <text:p text:style-name="P26">Remarques : complète avec : alphabétique, consonnes, un, voyelles. -dans </text:p>
            <text:p text:style-name="P26">une formule chimique, on ne marque jamais le nombre ....…………. (on écrit H₂O et pas H₂O₁ ) </text:p>
            <text:p text:style-name="P26"><text:span text:style-name="T16">D</text:span>ans une formule chimique, on écrit en général les ........................... avant les ............................. et on respecte l’ordre ............................... (ex : CH₄ <text:s/>et pas H₄C, CO₂et pas O₂C). </text:p>
          </table:table-cell>
          <table:covered-table-cell/>
        </table:table-row>
      </table:table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6">Exercice <text:span text:style-name="T17">3</text:span> : <text:span text:style-name="T13">L</text:span><text:span text:style-name="T12">a combustion du carbone</text:span></text:p>
          </table:table-cell>
        </table:table-row>
        <table:table-row table:style-name="Tableau3.2">
          <table:table-cell table:style-name="Tableau3.A2" office:value-type="string">
            <text:p text:style-name="P13">Pour brûler complètement <text:span text:style-name="T19">6</text:span> g de carbone, il faut 8 g de dioxygène. </text:p>
            <text:p text:style-name="P13">1 ) Quelle masse de dioxyde de carbone va-t-on obtenir ? </text:p>
            <text:p text:style-name="P13"/>
            <text:p text:style-name="P15">2 ) On fait maintenant brûler <text:span text:style-name="T18">4</text:span> g de carbone dans un flacon contenant <text:span text:style-name="T19">20</text:span>g de dioxygène. Tout le dioxygène va-t-il être utilisé ? Si non, combien en restera-t-il ? Quelle masse de dioxyde de carbone va-t-on obtenir ? </text:p>
            <text:p text:style-name="P14"/>
            <text:p text:style-name="P14">3 ) Quelle masse de dioxygène faut-il pour brûler complètement 9 g de carbone ? Quelle masse de dioxyde de carbone va-t-on obtenir ?</text:p>
            <text:p text:style-name="P18"/>
            <text:p text:style-name="P18">4 ) On dispose un morceau de carbone enflammé de 10 grammes dans un bocal fermé. Après combustion il reste 6 grammes de carbone. Quelle quantité de dioxygène était présente dans le bocal ?</text:p>
            <text:p text:style-name="P18"/>
          </table:table-cell>
        </table:table-row>
      </table:table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table:number-columns-spanned="3" office:value-type="string">
            <text:p text:style-name="P17"><text:span text:style-name="T12">Exercice 4 : Les équations suivantes sont-elles équilibrées ? </text:span><text:span text:style-name="T14">Justifier.</text:span></text:p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7">C + O₂ → CO₂ </text:p>
            <text:p text:style-name="P7"/>
          </table:table-cell>
          <table:table-cell table:style-name="Tableau2.A2" office:value-type="string">
            <text:p text:style-name="P9">CH₄ + 2 0₂ → C<text:span text:style-name="T21">O</text:span>₂ + H₂O <text:s/></text:p>
          </table:table-cell>
          <table:table-cell table:style-name="Tableau2.C2" office:value-type="string">
            <text:p text:style-name="P10">CH₄ + 2 O₂ → <text:s text:c="2"/><text:span text:style-name="T20">C</text:span>O<text:span text:style-name="T20">₂ </text:span><text:span text:style-name="T22">+ 2 H₂O</text:span></text:p>
            <text:p text:style-name="P10"/>
            <text:p text:style-name="P10"/>
          </table:table-cell>
        </table:table-row>
        <table:table-row table:style-name="Tableau2.3">
          <table:table-cell table:style-name="Tableau2.A2" office:value-type="string">
            <text:p text:style-name="P8">C₂ H₆O <text:span text:style-name="T23">+ 3 O₂ → 2 CO₂ + 3 H₂O</text:span></text:p>
          </table:table-cell>
          <table:table-cell table:style-name="Tableau2.A2" office:value-type="string">
            <text:p text:style-name="P8">2 C₄H₁₀ <text:span text:style-name="T24">+ 10 O₂ <text:s/>→ </text:span><text:span text:style-name="T25">8 </text:span><text:span text:style-name="T23">CO₂ </text:span><text:span text:style-name="T25">+ 7 </text:span><text:span text:style-name="T23">H₂O</text:span></text:p>
          </table:table-cell>
          <table:table-cell table:style-name="Tableau2.C2" office:value-type="string">
            <text:p text:style-name="P8">2 C₂H₆ + 7 O₂ <text:s/>→ 4 CO₂ <text:s/>+ 6 H₂O </text:p>
            <text:p text:style-name="P8"/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" style:font-size-asian="18pt" style:font-weight-asian="bold" style:font-name-complex="Lohit Devanagari" style:font-size-complex="18pt" style:font-weight-complex="bold"/>
    </style:style>
    <style:style style:name="M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" style:font-size-asian="18pt" style:font-weight-asian="bold" style:font-name-complex="Lohit Devanagari" style:font-size-complex="18pt" style:font-weight-complex="bold"/>
    </style:style>
    <style:style style:name="M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" style:font-size-asian="18pt" style:font-weight-asian="bold" style:font-name-complex="Lohit Devanagari" style:font-size-complex="18pt" style:font-weight-complex="bold"/>
    </style:style>
    <style:style style:name="M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" style:font-size-asian="18pt" style:font-weight-asian="bold" style:font-name-complex="Lohit Devanagari" style:font-size-complex="18pt" style:font-weight-complex="bold"/>
    </style:style>
    <style:style style:name="M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4<text:tab/><text:tab/><text:tab/><text:tab/></text:span><text:span text:style-name="MT3">Vo</text:span><text:span text:style-name="MT4">s</text:span><text:span text:style-name="MT3"> </text:span><text:span text:style-name="MT5">exercices d’entraînement</text:span><text:span text:style-name="MT3"> </text:span><text:span text:style-name="MT6">:</text:span><text:span text:style-name="MT1"><text:tab/></text:span><text:span text:style-name="MT7"><text:tab/> <text:s text:c="27"/></text:span><text:span text:style-name="MT7"><text:page-number text:select-page="current">1</text:page-number></text:span><text:span text:style-name="MT7">/</text:span><text:span text:style-name="MT7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7M</meta:editing-duration>
    <meta:editing-cycles>34</meta:editing-cycles>
    <meta:generator>LibreOffice/7.0.4.2$Linux_X86_64 LibreOffice_project/00$Build-2</meta:generator>
    <meta:creation-date>2021-01-28T19:47:51.976831737</meta:creation-date>
    <meta:initial-creator>J Cercy</meta:initial-creator>
    <dc:date>2021-03-07T23:17:57.247551095</dc:date>
    <dc:creator>J Cercy</dc:creator>
    <meta:document-statistic meta:table-count="3" meta:image-count="0" meta:object-count="0" meta:page-count="1" meta:paragraph-count="49" meta:word-count="540" meta:character-count="3471" meta:non-whitespace-character-count="2944"/>
  </office:meta>
</office:document-meta>
</file>